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44D70210C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ff9966" draw:secondary-fill-color="#99ccf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svg:stroke-width="0cm" draw:shadow="hidden" dr3d:depth="3.737cm" dr3d:close-front="true" dr3d:close-back="true" dr3d:texture-generation-mode-x="parallel" dr3d:texture-generation-mode-y="parallel"/>
    </style:style>
    <style:style style:name="gr4" style:family="graphic" style:parent-style-name="standard">
      <style:graphic-properties draw:fill="solid" draw:fill-color="#ccccff" draw:textarea-horizontal-align="justify" draw:textarea-vertical-align="middle" draw:auto-grow-height="fals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778cm"/>
    </style:style>
    <style:style style:name="gr8" style:family="graphic" style:parent-style-name="standard">
      <style:graphic-properties draw:marker-end="Arrow" draw:marker-end-width="0.3cm" draw:textarea-horizontal-align="center" draw:textarea-vertical-align="midd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5">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3.267cm"/>
    </style:style>
    <style:style style:name="pr5" style:family="presentation" style:parent-style-name="zenika-titre-outline1">
      <style:graphic-properties draw:fill-color="#ffffff" draw:auto-grow-height="true" fo:min-height="14.0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59cm"/>
    </style:style>
    <style:style style:name="P6" style:family="paragraph">
      <style:paragraph-properties fo:margin-left="0cm" fo:margin-right="0cm" fo:text-align="center" fo:text-indent="0cm"/>
      <style:text-properties fo:font-family="Arial" style:font-family-generic="swiss" style:font-pitch="variable" fo:font-size="12pt" fo:font-weight="bold" style:font-size-asian="12pt" style:font-size-complex="12pt"/>
    </style:style>
    <style:style style:name="P7" style:family="paragraph">
      <style:text-properties fo:font-family="Arial" style:font-family-generic="swiss" style:font-pitch="variable" fo:font-size="11pt" fo:font-weight="bold" style:font-size-asian="11pt" style:font-weight-asian="bold" style:font-size-complex="11pt" style:font-weight-complex="bold"/>
    </style:style>
    <style:style style:name="P8" style:family="paragraph">
      <style:text-properties fo:font-size="15pt" style:font-size-asian="15pt" style:font-size-complex="15pt"/>
    </style:style>
    <style:style style:name="P9" style:family="paragraph">
      <style:paragraph-properties fo:text-align="start"/>
    </style:style>
    <style:style style:name="P10" style:family="paragraph">
      <style:paragraph-properties fo:text-align="start"/>
      <style:text-properties fo:font-size="15pt" style:font-size-asian="15pt" style:font-size-complex="15pt"/>
    </style:style>
    <style:style style:name="P11" style:family="paragraph">
      <style:text-properties fo:color="#dc2300" fo:font-family="Arial" style:font-family-generic="swiss" style:font-pitch="variable" fo:font-size="11pt" fo:font-weight="bold" style:font-size-asian="11pt" style:font-weight-asian="bold" style:font-size-complex="11pt" style:font-weight-complex="bold"/>
    </style:style>
    <style:style style:name="P12" style:family="paragraph">
      <style:paragraph-properties fo:margin-left="0cm" fo:margin-right="0cm" fo:text-indent="0cm"/>
      <style:text-properties fo:font-family="Arial" style:font-family-generic="swiss" style:font-pitch="variable" fo:font-size="11pt" fo:font-weight="bold" style:font-size-asian="11pt" style:font-weight-asian="bold" style:font-size-complex="11pt" style:font-weight-complex="bold"/>
    </style:style>
    <style:style style:name="P13" style:family="paragraph">
      <style:paragraph-properties fo:margin-left="0cm" fo:margin-right="0cm" fo:text-indent="0cm"/>
      <style:text-properties fo:color="#c5000b" fo:font-family="Arial" style:font-family-generic="swiss" style:font-pitch="variable" fo:font-size="12pt" fo:font-weight="bold" style:font-size-asian="12pt" style:font-weight-asian="bold" style:font-size-complex="12pt" style:font-weight-complex="bold"/>
    </style:style>
    <style:style style:name="T1" style:family="text">
      <style:text-properties fo:font-size="32pt" fo:font-weight="bold" style:font-size-asian="32pt" style:font-size-complex="32pt"/>
    </style:style>
    <style:style style:name="T2" style:family="text">
      <style:text-properties fo:font-family="Arial" style:font-family-generic="swiss" style:font-pitch="variable" fo:font-size="12pt" fo:font-weight="bold" style:font-size-asian="12pt" style:font-size-complex="12pt"/>
    </style:style>
    <style:style style:name="T3" style:family="text">
      <style:text-properties fo:font-family="Arial" style:font-family-generic="swiss" style:font-pitch="variable" fo:font-size="11pt" fo:font-weight="bold" style:font-size-asian="11pt" style:font-weight-asian="bold" style:font-size-complex="11pt" style:font-weight-complex="bold"/>
    </style:style>
    <style:style style:name="T4" style:family="text">
      <style:text-properties fo:font-size="15pt" style:font-size-asian="15pt" style:font-size-complex="15pt"/>
    </style:style>
    <style:style style:name="T5" style:family="text">
      <style:text-properties fo:color="#dc2300" fo:font-family="Arial" style:font-family-generic="swiss" style:font-pitch="variable" fo:font-size="11pt" fo:font-weight="bold" style:font-size-asian="11pt" style:font-weight-asian="bold" style:font-size-complex="11pt" style:font-weight-complex="bold"/>
    </style:style>
    <style:style style:name="T6" style:family="text">
      <style:text-properties fo:color="#c5000b" fo:font-family="Arial" style:font-family-generic="swiss" style:font-pitch="variable" fo:font-size="11pt" fo:font-weight="bold" style:font-size-asian="11pt" style:font-weight-asian="bold" style:font-size-complex="11pt" style:font-weight-complex="bold"/>
    </style:style>
    <style:style style:name="T7" style:family="text">
      <style:text-properties fo:color="#c5000b" fo:font-family="Arial" style:font-family-generic="swiss"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Le cycle de construction </text:span></text:p>
            <text:p text:style-name="P2"><text:span text:style-name="T1"/></text:p>
            <text:p text:style-name="P2"><text:span text:style-name="T1">d'un projet</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text:s/>vie (1/2)</text:p>
          </draw:text-box>
        </draw:frame>
        <draw:frame presentation:style-name="pr4" draw:text-style-name="P5" draw:layer="layout" svg:width="23.438cm" svg:height="14.185cm" svg:x="0.86cm" svg:y="4.233cm" presentation:class="outline" presentation:user-transformed="true">
          <draw:text-box>
            <text:list text:style-name="L3">
              <text:list-item>
                <text:p text:style-name="P1">Dans Ant, le cycle de construction est réalisé par un ensemble de tâches cibles (« target ») non normalisées</text:p>
                <text:list>
                  <text:list-item>
                    <text:p text:style-name="P1">Difficulté d'apprentissage pour un nouvel utilisateur</text:p>
                  </text:list-item>
                  <text:list-item>
                    <text:p text:style-name="P1">Difficile à maintenir et à enrichir<text:line-break/></text:p>
                  </text:list-item>
                </text:list>
              </text:list-item>
              <text:list-item>
                <text:p text:style-name="P1">A contrario, Maven fournit des cycles de vie s'appuyant sur une ossature claire</text:p>
                <text:list>
                  <text:list-item>
                    <text:p text:style-name="P1">Modifiable pour s'appuyer sur un projet spécifique<text:line-break/></text:p>
                  </text:list-item>
                </text:list>
              </text:list-item>
              <text:list-item>
                <text:p text:style-name="P1">En Maven, la connaissance d'un sous-ensemble de commandes Maven (ou « goals ») est suffisant<text:line-break/></text:p>
              </text:list-item>
              <text:list-item>
                <text:p text:style-name="P1">Au lieu d'invoquer des cibles ou des tâches Ant, le développeur Maven va invoquer des phases du cycle de construction<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2/2)</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Chaque cycle de vie est une séquence de phases nommées<text:line-break/></text:p>
              </text:list-item>
              <text:list-item>
                <text:p text:style-name="P1">Chaque phase va s'appuyer sur un ensemble de goals<text:line-break/></text:p>
              </text:list-item>
              <text:list-item>
                <text:p text:style-name="P1">Il existe trois types de cycle de vie</text:p>
                <text:list>
                  <text:list-item>
                    <text:p text:style-name="P1">« clean »</text:p>
                  </text:list-item>
                  <text:list-item>
                    <text:p text:style-name="P1">« build » (« default »)</text:p>
                  </text:list-item>
                  <text:list-item>
                    <text:p text:style-name="P1">« site »<text:line-break/></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clean »</text:p>
          </draw:text-box>
        </draw:frame>
        <dr3d:scene draw:style-name="gr2" svg:width="19.502cm" svg:height="14.002cm" svg:x="3.499cm" svg:y="3.497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4.5cm" svg:y="11cm">
          <text:p text:style-name="P2"><text:span text:style-name="T2">1. pre-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9.907cm" svg:y="5.301cm">
          <text:p text:style-name="P2"><text:span text:style-name="T2">2.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7cm" svg:y="10.96cm">
          <text:p text:style-name="P2"><text:span text:style-name="T2">3. post-clean</text:span></text:p>
          <draw:enhanced-geometry svg:viewBox="0 0 21600 21600" draw:mirror-horizontal="false" draw:mirror-vertical="false" draw:type="rectangle" draw:enhanced-path="M 0 0 L 21600 0 21600 21600 0 21600 0 0 Z N"/>
        </draw:custom-shape>
        <draw:rect draw:style-name="gr5" draw:text-style-name="P7" draw:layer="layout" svg:width="3cm" svg:height="1cm" svg:x="13cm" svg:y="6cm">
          <text:p text:style-name="P1"><text:span text:style-name="T3">clean:clean</text:span></text:p>
        </draw:rect>
        <draw:frame draw:style-name="gr6" draw:text-style-name="P8" draw:layer="layout" svg:width="3cm" svg:height="0.835cm" svg:x="4.397cm" svg:y="3.1cm">
          <draw:text-box>
            <text:p><text:span text:style-name="T4">Cycle</text:span></text:p>
          </draw:text-box>
        </draw:frame>
        <draw:frame draw:style-name="gr6" draw:text-style-name="P8" draw:layer="layout" svg:width="3cm" svg:height="0.835cm" svg:x="3.806cm" svg:y="4.93cm">
          <draw:text-box>
            <text:p><text:span text:style-name="T4">Phase</text:span></text:p>
          </draw:text-box>
        </draw:frame>
        <draw:frame draw:style-name="gr6" draw:text-style-name="P8" draw:layer="layout" svg:width="3cm" svg:height="0.835cm" svg:x="17.5cm" svg:y="3.665cm">
          <draw:text-box>
            <text:p><text:span text:style-name="T4">Plugin</text:span></text:p>
          </draw:text-box>
        </draw:frame>
        <draw:frame draw:style-name="gr7" draw:text-style-name="P10" draw:layer="layout" svg:width="4.003cm" svg:height="2.028cm" svg:x="20.997cm" svg:y="8cm">
          <draw:text-box>
            <text:p text:style-name="P9"><text:span text:style-name="T4">Action du plugin (ou goal)</text:span></text:p>
          </draw:text-box>
        </draw:frame>
        <draw:line draw:style-name="gr8" draw:layer="layout" svg:x1="17.5cm" svg:y1="4.5cm" svg:x2="14cm" svg:y2="6.5cm">
          <text:p/>
        </draw:line>
        <draw:line draw:style-name="gr8" draw:layer="layout" svg:x1="21cm" svg:y1="8.5cm" svg:x2="15cm" svg:y2="6.7cm">
          <text:p/>
        </draw:line>
        <draw:line draw:style-name="gr8" draw:layer="layout" svg:x1="5.5cm" svg:y1="5.5cm" svg:x2="10cm" svg:y2="6cm">
          <text:p/>
        </draw:line>
        <draw:line draw:style-name="gr8" draw:layer="layout" svg:x1="6cm" svg:y1="4cm" svg:x2="8cm" svg:y2="5cm">
          <text:p/>
        </draw:lin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Utilisa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L'exécution <text:s/>de la phase « clean » est rattachée au cycle de vie « clean » et provoque l'exécution de la phase « pre-clean »<text:line-break/></text:p>
              </text:list-item>
              <text:list-item>
                <text:p text:style-name="P1">L'exécution <text:s/>de la phase « post-clean » est rattachée au cycle de vie « clean » et provoque l'exécution de la phase « pre-clean », « clean » puis « post-clean »<text:line-break/></text:p>
              </text:list-item>
              <text:list-item>
                <text:p text:style-name="P1">La phase « clean » est réalisée par le goal « clean » <text:s/>du plugin « maven-clean-plugin »</text:p>
              </text:list-item>
            </text:list>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default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3.5cm" svg:y="15.4cm">
          <text:p text:style-name="P2"><text:span text:style-name="T2">3. generat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6cm" svg:y="17.66cm">
          <text:p text:style-name="P2"><text:span text:style-name="T2">1. validat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5.5cm" svg:y="14.26cm">
          <text:p text:style-name="P2"><text:span text:style-name="T2">4. proces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cm" svg:height="1.04cm" svg:x="3cm" svg:y="13cm">
          <text:p text:style-name="P2"><text:span text:style-name="T2">5. generate-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cm" svg:height="1.04cm" svg:x="5.5cm" svg:y="11.7cm">
          <text:p text:style-name="P2"><text:span text:style-name="T2">6. process-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4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5.3cm" svg:y="9.1cm">
          <text:p text:style-name="P2"><text:span text:style-name="T2">8. process-class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5cm" svg:height="1.04cm" svg:x="3cm" svg:y="7.8cm">
          <text:p text:style-name="P2"><text:span text:style-name="T2">9. generate-test-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5cm" svg:height="1.04cm" svg:x="5.3cm" svg:y="6.46cm">
          <text:p text:style-name="P2"><text:span text:style-name="T2">10. process-test-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6cm" svg:height="1.04cm" svg:x="4.4cm" svg:y="5.16cm">
          <text:p text:style-name="P2"><text:span text:style-name="T2">11. generate-test-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6cm" svg:height="1.04cm" svg:x="7.2cm" svg:y="3.76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4.4cm" svg:y="3.26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8.2cm" svg:y="5.8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6cm" svg:height="1.04cm" svg:x="16.1cm" svg:y="7.1cm">
          <text:p text:style-name="P2"><text:span text:style-name="T2">16. prepare-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492cm" svg:y="8.3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cm" svg:height="1.04cm" svg:x="16.9cm" svg:y="9.66cm">
          <text:p text:style-name="P2"><text:span text:style-name="T2">18. pre-integration-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9cm" svg:y="10.96cm">
          <text:p text:style-name="P2"><text:span text:style-name="T2">19. integration-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5cm" svg:height="1.04cm" svg:x="17cm" svg:y="12.26cm">
          <text:p text:style-name="P2"><text:span text:style-name="T2">20. post-integration-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6cm" svg:y="13.5cm">
          <text:p text:style-name="P2"><text:span text:style-name="T2">21. verify</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4.9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6.2cm" svg:y="16.16cm">
          <text:p text:style-name="P2"><text:span text:style-name="T2">23. deploy</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5.2cm" svg:height="1cm" svg:x="15.5cm" svg:y="4.5cm">
          <text:p text:style-name="P2"><text:span text:style-name="T2">14. process-test-clas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4.6cm" svg:y="16.5cm">
          <text:p text:style-name="P2"><text:span text:style-name="T2">2. initializ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jar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7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6cm" svg:y="13.3cm">
          <text:p text:style-name="P1"><text:span text:style-name="T3">resources:resources</text:span></text:p>
        </draw:rect>
        <draw:rect draw:style-name="gr5" draw:text-style-name="P7" draw:layer="layout" svg:width="3.5cm" svg:height="1cm" svg:x="6cm" svg:y="11.2cm">
          <text:p text:style-name="P1"><text:span text:style-name="T3">compiler:compile</text:span></text:p>
        </draw:rect>
        <draw:custom-shape draw:style-name="gr4" draw:text-style-name="P6" draw:layer="layout" svg:width="6cm" svg:height="1.04cm" svg:x="5.5cm" svg:y="4.5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13.5cm" svg:y="4.3cm">
          <text:p text:style-name="P1"><text:span text:style-name="T3">compiler:testCompile</text:span></text:p>
        </draw:rect>
        <draw:rect draw:style-name="gr5" draw:text-style-name="P7" draw:layer="layout" svg:width="3.3cm" svg:height="1cm" svg:x="18.5cm" svg:y="6.3cm">
          <text:p text:style-name="P1"><text:span text:style-name="T3">surefire:test</text:span></text:p>
        </draw:rect>
        <draw:rect draw:style-name="gr5" draw:text-style-name="P11" draw:layer="layout" svg:width="3cm" svg:height="1cm" svg:x="20.5cm" svg:y="8.5cm">
          <text:p text:style-name="P1"><text:span text:style-name="T5">jar:jar</text:span></text:p>
        </draw:rect>
        <draw:rect draw:style-name="gr5" draw:text-style-name="P7" draw:layer="layout" svg:width="3cm" svg:height="1cm" svg:x="20.2cm" svg:y="14cm">
          <text:p text:style-name="P1"><text:span text:style-name="T3">install:install</text:span></text:p>
        </draw:rect>
        <draw:rect draw:style-name="gr5" draw:text-style-name="P7" draw:layer="layout" svg:width="3cm" svg:height="1cm" svg:x="17.5cm" svg:y="16.3cm">
          <text:p text:style-name="P1"><text:span text:style-name="T3">deploy:deploy</text:span></text:p>
        </draw:rect>
        <draw:rect draw:style-name="gr5" draw:text-style-name="P7" draw:layer="layout" svg:width="5cm" svg:height="1cm" svg:x="7cm" svg:y="5.3cm">
          <text:p text:style-name="P1"><text:span text:style-name="T3">resources:testResources</text:span></text:p>
        </draw:rect>
        <presentation:notes draw:style-name="dp2">
          <draw:page-thumbnail draw:style-name="gr1" draw:layer="layout" svg:width="12.572cm" svg:height="9.489cm" svg:x="3.219cm" svg:y="1.908cm" draw:page-number="7" presentation:class="page"/>
          <draw:frame presentation:style-name="pr3" draw:text-style-name="P4"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pom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20.5cm" svg:y="8.5cm">
          <text:p text:style-name="P1"><text:span text:style-name="T3">site:attach-descriptor</text:span></text:p>
        </draw:rect>
        <draw:rect draw:style-name="gr5" draw:text-style-name="P12" draw:layer="layout" svg:width="3cm" svg:height="1cm" svg:x="20.2cm" svg:y="14cm">
          <text:p text:style-name="P1"><text:span text:style-name="T3">install:install</text:span></text:p>
        </draw:rect>
        <draw:rect draw:style-name="gr5" draw:text-style-name="P12" draw:layer="layout" svg:width="3cm" svg:height="1cm" svg:x="17.5cm" svg:y="16.3cm">
          <text:p text:style-name="P1"><text:span text:style-name="T3">deploy:deploy</text:span></text:p>
        </draw:rect>
        <presentation:notes draw:style-name="dp2">
          <draw:page-thumbnail draw:style-name="gr1" draw:layer="layout" svg:width="12.572cm" svg:height="9.489cm" svg:x="3.219cm" svg:y="1.908cm" draw:page-number="8" presentation:class="page"/>
          <draw:frame presentation:style-name="pr3" draw:text-style-name="P4"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maven-plugin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6.5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7.5cm" svg:y="7.7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6cm" svg:y="13.3cm">
          <text:p text:style-name="P1"><text:span text:style-name="T3">resources:resources</text:span></text:p>
        </draw:rect>
        <draw:rect draw:style-name="gr5" draw:text-style-name="P12" draw:layer="layout" svg:width="3.5cm" svg:height="1cm" svg:x="6cm" svg:y="11.2cm">
          <text:p text:style-name="P1"><text:span text:style-name="T3">compiler:compile</text:span></text:p>
        </draw:rect>
        <draw:custom-shape draw:style-name="gr4" draw:text-style-name="P6" draw:layer="layout" svg:width="6cm" svg:height="1.04cm" svg:x="5.5cm" svg:y="4.96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13.5cm" svg:y="4.3cm">
          <text:p text:style-name="P1"><text:span text:style-name="T3">compiler:testCompile</text:span></text:p>
        </draw:rect>
        <draw:rect draw:style-name="gr5" draw:text-style-name="P12" draw:layer="layout" svg:width="3.3cm" svg:height="1cm" svg:x="18.5cm" svg:y="6.3cm">
          <text:p text:style-name="P1"><text:span text:style-name="T3">surefire:test</text:span></text:p>
        </draw:rect>
        <draw:rect draw:style-name="gr5" draw:text-style-name="P12" draw:layer="layout" svg:width="7cm" svg:height="1.5cm" svg:x="17.8cm" svg:y="8.5cm">
          <text:p text:style-name="P1"><text:span text:style-name="T3">jar:jar</text:span><text:span text:style-name="T3"><text:line-break/></text:span><text:span text:style-name="T6">plugin:addPluginArtifactMetadata</text:span></text:p>
        </draw:rect>
        <draw:rect draw:style-name="gr5" draw:text-style-name="P12" draw:layer="layout" svg:width="4.8cm" svg:height="1.5cm" svg:x="20.2cm" svg:y="14cm">
          <text:p text:style-name="P1"><text:span text:style-name="T3">install:install</text:span><text:span text:style-name="T3"><text:line-break/></text:span><text:span text:style-name="T6">plugin:updateRegistery</text:span></text:p>
        </draw:rect>
        <draw:rect draw:style-name="gr5" draw:text-style-name="P12" draw:layer="layout" svg:width="3cm" svg:height="1cm" svg:x="17.5cm" svg:y="16.3cm">
          <text:p text:style-name="P1"><text:span text:style-name="T3">deploy:deploy</text:span></text:p>
        </draw:rect>
        <draw:custom-shape draw:style-name="gr4" draw:text-style-name="P6" draw:layer="layout" svg:width="5cm" svg:height="1.04cm" svg:x="5cm" svg:y="15cm">
          <text:p text:style-name="P2"><text:span text:style-name="T2">5. generate-resources</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6.5cm" svg:y="15.8cm">
          <text:p text:style-name="P1"><text:span text:style-name="T3">plugin:descriptor</text:span></text:p>
        </draw:rect>
        <draw:rect draw:style-name="gr5" draw:text-style-name="P7" draw:layer="layout" svg:width="5cm" svg:height="1cm" svg:x="7cm" svg:y="5.8cm">
          <text:p text:style-name="P1"><text:span text:style-name="T3">resources:testResources</text:span></text:p>
        </draw:rect>
        <presentation:notes draw:style-name="dp2">
          <draw:page-thumbnail draw:style-name="gr1" draw:layer="layout" svg:width="12.572cm" svg:height="9.489cm" svg:x="3.219cm" svg:y="1.908cm" draw:page-number="9" presentation:class="page"/>
          <draw:frame presentation:style-name="pr3" draw:text-style-name="P4" draw:layer="layout" svg:width="13.93cm" svg:height="11.393cm" svg:x="2.54cm" svg:y="12.065cm" presentation:class="notes" presentation:placeholder="true">
            <draw:text-box/>
          </draw:frame>
        </presentation:notes>
      </draw:page>
      <draw:page draw:name="page10"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war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6.5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6cm" svg:y="13.3cm">
          <text:p text:style-name="P1"><text:span text:style-name="T3">resources:resources</text:span></text:p>
        </draw:rect>
        <draw:rect draw:style-name="gr5" draw:text-style-name="P12" draw:layer="layout" svg:width="3.5cm" svg:height="1cm" svg:x="6cm" svg:y="11.2cm">
          <text:p text:style-name="P1"><text:span text:style-name="T3">compiler:compile</text:span></text:p>
        </draw:rect>
        <draw:custom-shape draw:style-name="gr4" draw:text-style-name="P6" draw:layer="layout" svg:width="6cm" svg:height="1.04cm" svg:x="5.5cm" svg:y="4.96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13.5cm" svg:y="4.3cm">
          <text:p text:style-name="P1"><text:span text:style-name="T3">compiler:testCompile</text:span></text:p>
        </draw:rect>
        <draw:rect draw:style-name="gr5" draw:text-style-name="P12" draw:layer="layout" svg:width="3.3cm" svg:height="1cm" svg:x="18.7cm" svg:y="6.3cm">
          <text:p text:style-name="P1"><text:span text:style-name="T3">surefire:test</text:span></text:p>
        </draw:rect>
        <draw:rect draw:style-name="gr5" draw:text-style-name="P13" draw:layer="layout" svg:width="3cm" svg:height="1cm" svg:x="21cm" svg:y="8.5cm">
          <text:p text:style-name="P1"><text:span text:style-name="T7">war:war</text:span></text:p>
        </draw:rect>
        <draw:rect draw:style-name="gr5" draw:text-style-name="P12" draw:layer="layout" svg:width="3cm" svg:height="1cm" svg:x="20.2cm" svg:y="14cm">
          <text:p text:style-name="P1"><text:span text:style-name="T3">install:install</text:span></text:p>
        </draw:rect>
        <draw:rect draw:style-name="gr5" draw:text-style-name="P12" draw:layer="layout" svg:width="3cm" svg:height="1cm" svg:x="17.5cm" svg:y="16.3cm">
          <text:p text:style-name="P1"><text:span text:style-name="T3">deploy:deploy</text:span></text:p>
        </draw:rect>
        <draw:rect draw:style-name="gr5" draw:text-style-name="P7" draw:layer="layout" svg:width="5cm" svg:height="1cm" svg:x="7cm" svg:y="5.9cm">
          <text:p text:style-name="P1"><text:span text:style-name="T3">resources:testResources</text:span></text:p>
        </draw:rect>
        <presentation:notes draw:style-name="dp2">
          <draw:page-thumbnail draw:style-name="gr1" draw:layer="layout" svg:width="12.572cm" svg:height="9.489cm" svg:x="3.219cm" svg:y="1.908cm" draw:page-number="10" presentation:class="page"/>
          <draw:frame presentation:style-name="pr3" draw:text-style-name="P4"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ear</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1.7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2" draw:layer="layout" svg:width="4.5cm" svg:height="1cm" svg:x="6cm" svg:y="12.6cm">
          <text:p text:style-name="P1"><text:span text:style-name="T3">resources:resources</text:span></text:p>
        </draw:rect>
        <draw:rect draw:style-name="gr5" draw:text-style-name="P13" draw:layer="layout" svg:width="3cm" svg:height="1cm" svg:x="20.5cm" svg:y="8.5cm">
          <text:p text:style-name="P1"><text:span text:style-name="T7">ear:ear</text:span></text:p>
        </draw:rect>
        <draw:rect draw:style-name="gr5" draw:text-style-name="P12" draw:layer="layout" svg:width="3cm" svg:height="1cm" svg:x="20.2cm" svg:y="14cm">
          <text:p text:style-name="P1"><text:span text:style-name="T3">install:install</text:span></text:p>
        </draw:rect>
        <draw:rect draw:style-name="gr5" draw:text-style-name="P12" draw:layer="layout" svg:width="3cm" svg:height="1cm" svg:x="17.5cm" svg:y="16.3cm">
          <text:p text:style-name="P1"><text:span text:style-name="T3">deploy:deploy</text:span></text:p>
        </draw:rect>
        <draw:custom-shape draw:style-name="gr4" draw:text-style-name="P6" draw:layer="layout" svg:width="5.5cm" svg:height="1.04cm" svg:x="4.5cm" svg:y="13.9cm">
          <text:p text:style-name="P2"><text:span text:style-name="T2">5. generate-resources</text:span></text:p>
          <draw:enhanced-geometry svg:viewBox="0 0 21600 21600" draw:mirror-horizontal="false" draw:mirror-vertical="false" draw:type="rectangle" draw:enhanced-path="M 0 0 L 21600 0 21600 21600 0 21600 0 0 Z N"/>
        </draw:custom-shape>
        <draw:rect draw:style-name="gr5" draw:text-style-name="P13" draw:layer="layout" svg:width="7.5cm" svg:height="1cm" svg:x="5.5cm" svg:y="14.7cm">
          <text:p text:style-name="P1"><text:span text:style-name="T7">ear:generate-application-xml</text:span></text:p>
        </draw:rect>
        <presentation:notes draw:style-name="dp2">
          <draw:page-thumbnail draw:style-name="gr1" draw:layer="layout" svg:width="12.572cm" svg:height="9.489cm" svg:x="3.219cm" svg:y="1.908cm" draw:page-number="11" presentation:class="page"/>
          <draw:frame presentation:style-name="pr3" draw:text-style-name="P4"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site »</text:p>
          </draw:text-box>
        </draw:frame>
        <dr3d:scene draw:style-name="gr2" svg:width="19.502cm" svg:height="14.002cm" svg:x="3.499cm" svg:y="3.497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4.5cm" svg:y="10.8cm">
          <text:p text:style-name="P2"><text:span text:style-name="T2">1. pre-sit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7cm" svg:y="6.5cm">
          <text:p text:style-name="P2"><text:span text:style-name="T2">2.sit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6.5cm">
          <text:p text:style-name="P2"><text:span text:style-name="T2">3. post-site</text:span></text:p>
          <draw:enhanced-geometry svg:viewBox="0 0 21600 21600" draw:mirror-horizontal="false" draw:mirror-vertical="false" draw:type="rectangle" draw:enhanced-path="M 0 0 L 21600 0 21600 21600 0 21600 0 0 Z N"/>
        </draw:custom-shape>
        <draw:rect draw:style-name="gr5" draw:text-style-name="P12" draw:layer="layout" svg:width="3cm" svg:height="1cm" svg:x="9.5cm" svg:y="7.3cm">
          <text:p text:style-name="P1"><text:span text:style-name="T3">site:site</text:span></text:p>
        </draw:rect>
        <draw:custom-shape draw:style-name="gr4" draw:text-style-name="P6" draw:layer="layout" svg:width="4cm" svg:height="1.04cm" svg:x="17cm" svg:y="10.96cm">
          <text:p text:style-name="P2"><text:span text:style-name="T2">4.site-deploy</text:span></text:p>
          <draw:enhanced-geometry svg:viewBox="0 0 21600 21600" draw:mirror-horizontal="false" draw:mirror-vertical="false" draw:type="rectangle" draw:enhanced-path="M 0 0 L 21600 0 21600 21600 0 21600 0 0 Z N"/>
        </draw:custom-shape>
        <draw:rect draw:style-name="gr5" draw:text-style-name="P12" draw:layer="layout" svg:width="3cm" svg:height="1cm" svg:x="18.3cm" svg:y="11.8cm">
          <text:p text:style-name="P1"><text:span text:style-name="T3">site:deploy</text:span></text:p>
        </draw:rect>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ersonnalisation du cycle de construc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Personnaliser le cycle de construction va consister à attacher <text:s/>(« bind ») <text:s/>des plug-ins à des phases du cycle de construction<text:line-break/></text:p>
              </text:list-item>
              <text:list-item>
                <text:p text:style-name="P1">Plus rigide qu'un processus Ant<text:line-break/></text:p>
              </text:list-item>
              <text:list-item>
                <text:p text:style-name="P1">Plus simple à maintenir que des tâches Ant non normalisées</text:p>
              </text:list-item>
            </text:list>
          </draw:text-box>
        </draw:frame>
        <presentation:notes draw:style-name="dp2">
          <draw:page-thumbnail draw:style-name="gr1" draw:layer="layout" svg:width="12.572cm" svg:height="9.489cm" svg:x="3.219cm" svg:y="1.908cm" draw:page-number="13"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fo:font-family="'Times New Roman'" style:font-family-generic="roman" style:font-pitch="variable" fo:color="#333333" fo:font-size="100%"/>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fo:font-family="Arial" style:font-family-generic="swiss" style:font-pitch="variable" fo:font-size="20pt" fo:font-style="italic" fo:text-shadow="none" style:text-underline-style="none" fo:font-weight="normal" style:font-family-asian="'Arial Unicode MS'" style:font-pitch-asian="variable" style:font-size-asian="20pt" style:font-style-asian="italic" style:font-weight-asian="normal"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fo:font-family="Arial" style:font-family-generic="swiss" style:font-pitch="variable" fo:font-size="28pt" fo:font-style="italic" fo:text-shadow="none" style:text-underline-style="none" fo:font-weight="normal" style:font-family-asian="'Arial Unicode MS'" style:font-pitch-asian="variable" style:font-size-asian="28pt" style:font-style-asian="italic" style:font-weight-asian="normal"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fo:font-family="'Times New Roman'" style:font-family-generic="roman" style:font-pitch="variable" fo:color="#333333" fo:font-size="100%"/>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fo:font-family="Arial" style:font-family-generic="swiss" style:font-pitch="variable" fo:font-size="20pt" fo:font-style="italic" fo:text-shadow="none" style:text-underline-style="none" fo:font-weight="normal" style:font-family-asian="'Arial Unicode MS'" style:font-pitch-asian="variable" style:font-size-asian="20pt" style:font-style-asian="italic" style:font-weight-asian="normal"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fo:font-family="Arial" style:font-family-generic="swiss" style:font-pitch="variable" fo:font-size="28pt" fo:font-style="italic" fo:text-shadow="none" style:text-underline-style="none" fo:font-weight="normal" style:font-family-asian="'Arial Unicode MS'" style:font-pitch-asian="variable" style:font-size-asian="28pt" style:font-style-asian="italic" style:font-weight-asian="normal"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_20_1"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text:enable-numbering="false"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9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text:enable-numbering="false"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text:enable-numbering="false" fo:margin-left="0cm" fo:margin-right="0cm" fo:line-height="100%" fo:text-indent="0cm" style:line-break="strict" style:writing-mode="lr-tb"/>
    </style:style>
    <style:style style:name="MP14" style:family="paragraph">
      <style:paragraph-properties text:enable-numbering="false"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text:enable-numbering="false"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fo:font-family="Arial" style:font-family-generic="swiss" style:font-pitch="variable" fo:font-size="20pt" fo:letter-spacing="normal" fo:language="fr" fo:country="FR" fo:font-style="italic" fo:text-shadow="none" style:text-underline-style="none" fo:font-weight="normal" style:text-underline-mode="continuous" style:text-overline-mode="continuous" style:text-line-through-mode="continuous" style:letter-kerning="false" style:font-family-asian="'Arial Unicode MS'" style:font-pitch-asian="variable" style:font-size-asian="20pt" style:language-asian="zxx" style:country-asian="none" style:font-style-asian="italic" style:font-weight-asian="normal" style:font-family-complex="'Arial Unicode MS'" style:font-pitch-complex="variable" style:font-size-complex="20pt" style:language-complex="zxx" style:country-complex="none" style:font-style-complex="italic" style:font-weight-complex="normal" style:text-emphasize="none" style:text-scale="100%" style:font-relief="none"/>
    </style:style>
    <style:style style:name="MT3" style:family="text">
      <style:text-properties fo:color="#808080" fo:font-family="Arial" style:font-family-generic="swiss" style:font-pitch="variable"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fo:font-family="Arial" style:font-family-generic="swiss" style:font-pitch="variable" fo:font-size="9pt" fo:language="en" fo:country="GB" style:font-size-asian="8pt" style:font-size-complex="8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xmlns:grddl="http://www.w3.org/2003/g/data-view#">
    <meta:generator>OpenOffice.org/3.1$Unix OpenOffice.org_project/310m19$Build-9420</meta:generator>
    <meta:initial-creator>Grégory BOISSINOT</meta:initial-creator>
    <meta:creation-date>2008-03-10T13:37:04</meta:creation-date>
    <dc:date>2012-03-29T09:08:20</dc:date>
    <meta:editing-cycles>167</meta:editing-cycles>
    <meta:editing-duration>PT37H15M18S</meta:editing-duration>
    <dc:creator>Gregory Boissinot</dc:creator>
    <meta:document-statistic meta:object-count="222"/>
    <meta:user-defined meta:name="Info 1"/>
    <meta:user-defined meta:name="Info 2"/>
    <meta:user-defined meta:name="Info 3"/>
    <meta:user-defined meta:name="Info 4"/>
  </office:meta>
</office:document-meta>
</file>